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036c58" officeooo:paragraph-rsid="00036c58"/>
    </style:style>
    <style:style style:name="P2" style:family="paragraph" style:parent-style-name="Standard">
      <style:text-properties officeooo:rsid="00036c58" officeooo:paragraph-rsid="0005bf84"/>
    </style:style>
    <style:style style:name="P3" style:family="paragraph" style:parent-style-name="Standard">
      <style:text-properties officeooo:rsid="0005bf84" officeooo:paragraph-rsid="0005bf84"/>
    </style:style>
    <style:style style:name="P4" style:family="paragraph" style:parent-style-name="Standard">
      <style:text-properties officeooo:rsid="0005bf84" officeooo:paragraph-rsid="0005bf84"/>
    </style:style>
    <style:style style:name="P5" style:family="paragraph" style:parent-style-name="Standard">
      <style:text-properties officeooo:rsid="0005bf84" officeooo:paragraph-rsid="0005f6b7"/>
    </style:style>
    <style:style style:name="T1" style:family="text">
      <style:text-properties officeooo:rsid="00036c5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input: cpu_frequency^3</text:p>
      <text:p text:style-name="P1"><text:s text:c="4"/>output: power</text:p>
      <text:p text:style-name="P1"><text:s text:c="4"/>result: </text:p>
      <text:p text:style-name="P1"/>
      <text:p text:style-name="P1">lm_coeffients: [7.83219123e-10]</text:p>
      <text:p text:style-name="P1">lm train score: <text:s/>0.5530221658107177</text:p>
      <text:p text:style-name="P1">lm test score: <text:s/>0.5573647608968735</text:p>
      <text:p text:style-name="P1"/>
      <text:p text:style-name="P1">2. input: cpu_frequency^3 with cpu_usage = 100</text:p>
      <text:p text:style-name="P1"><text:s text:c="4"/>output: power</text:p>
      <text:p text:style-name="P1"><text:s text:c="4"/>result: </text:p>
      <text:p text:style-name="P1"/>
      <text:p text:style-name="P1">lm_coeffients: [9.00662053e-10]</text:p>
      <text:p text:style-name="P1">lm train score: <text:s/>0.7057024860224352</text:p>
      <text:p text:style-name="P1">lm test score: <text:s/>0.7088759317154293</text:p>
      <text:p text:style-name="P1"/>
      <text:p text:style-name="P1">3. input: polynomial of degree 3 of (cpu_frequency and cpu_usage) with cpu_usage = 100</text:p>
      <text:p text:style-name="P1"><text:s text:c="4"/>output: power</text:p>
      <text:p text:style-name="P1"><text:s text:c="4"/>result: </text:p>
      <text:p text:style-name="P1"/>
      <text:p text:style-name="P1">lm_coeffients: [ 0.00000000e+00 -2.47740110e-07 <text:s/>5.24462577e-10 <text:s/>6.89399110e-08</text:p>
      <text:p text:style-name="P1"><text:s text:c="2"/>4.88537402e-09 -1.38777878e-17 -3.16205911e-02 <text:s/>1.08922339e-05</text:p>
      <text:p text:style-name="P1"><text:s/>-9.78904079e-08 <text:s/>4.81482486e-35 <text:s/>1.82438276e-13 <text:s/>3.16205896e-04</text:p>
      <text:p text:style-name="P1"><text:s/>-1.08022910e-07 -9.11801241e-09 <text:s/>0.00000000e+00]</text:p>
      <text:p text:style-name="P1">lm train score: <text:s/>0.7059990063380129</text:p>
      <text:p text:style-name="P1">lm test score: <text:s/>0.7089865707065708</text:p>
      <text:p text:style-name="P1"/>
      <text:p text:style-name="P1">4. input: polynomial of degree 3 of (cpu_frequency and cpu_usage) </text:p>
      <text:p text:style-name="P1"><text:s text:c="4"/>output: power</text:p>
      <text:p text:style-name="P1"><text:s text:c="4"/>result: </text:p>
      <text:p text:style-name="P1"/>
      <text:p text:style-name="P1">lm_coeffients: [ 0.00000000e+00 <text:s/>4.52034294e-02 <text:s/>1.66305429e+00 -3.41804218e-05</text:p>
      <text:p text:style-name="P1"><text:s/>-2.85009270e-04 -6.47574321e-02 <text:s/>1.20864856e-08 <text:s/>2.68015451e-08</text:p>
      <text:p text:style-name="P1"><text:s text:c="2"/>6.70479321e-06 <text:s/>9.25679096e-04 -1.43160483e-12 <text:s/>5.25002264e-12</text:p>
      <text:p text:style-name="P1"><text:s/>-2.76300954e-10 -3.99010505e-08 -4.32510948e-06]</text:p>
      <text:p text:style-name="P1">lm train score: <text:s/>0.695173967778198</text:p>
      <text:p text:style-name="P1">lm test score: <text:s/>0.6975566979063526</text:p>
      <text:p text:style-name="P1"/>
      <text:p text:style-name="P3">5.<text:span text:style-name="T1">input: polynomial of degree 3 of cpu_frequency </text:span>with fix cpu_usage = 100</text:p>
      <text:p text:style-name="P2"><text:s text:c="4"/>output: power</text:p>
      <text:p text:style-name="P2"><text:s text:c="4"/>result:</text:p>
      <text:p text:style-name="P2"/>
      <text:p text:style-name="P5">lm_coeffients: [ 0.00000000e+00 -4.70297626e-03 <text:s/>4.57232536e-06 -2.20389566e-11]</text:p>
      <text:p text:style-name="P5">lm train score: <text:s/>0.7059982327118453</text:p>
      <text:p text:style-name="P5">lm test score: <text:s/>0.7089776236732495</text:p>
      <text:p text:style-name="P3"/>
      <text:p text:style-name="P3">6.<text:span text:style-name="T1">input: polynomial of degree 3 of cpu_frequency </text:span></text:p>
      <text:p text:style-name="P2"><text:s text:c="4"/>output: power</text:p>
      <text:p text:style-name="P2"><text:s text:c="4"/>result:</text:p>
      <text:p text:style-name="P2"/>
      <text:p text:style-name="P3"/>
      <text:p text:style-name="P5">lm_coeffients: [ 0.00000000e+00 <text:s/>9.01025351e-03 -2.51375171e-06 <text:s/>9.52893887e-10]</text:p>
      <text:p text:style-name="P5"><text:soft-page-break/>lm train score: <text:s/>0.5537723444196476</text:p>
      <text:p text:style-name="P5">lm test score: <text:s/>0.558061939771322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4T12:36:33.737939800</meta:creation-date>
    <dc:date>2018-06-26T15:48:37.211009850</dc:date>
    <meta:editing-duration>PT7M57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42" meta:word-count="169" meta:character-count="1664" meta:non-whitespace-character-count="1447"/>
  </office:meta>
</office:document-meta>
</file>